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control text:anchor-type="paragraph" draw:z-index="0" draw:name="Shape1" draw:style-name="gr1" draw:text-style-name="P1" svg:width="5.1433in" svg:height="2.5268in" svg:x="1.3484in" svg:y="0.9756in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4-20T17:25:14.424000000</meta:creation-date>
    <dc:date>2020-06-15T11:14:47.529564891</dc:date>
    <meta:editing-duration>PT4M44S</meta:editing-duration>
    <meta:editing-cycles>3</meta:editing-cycles>
    <meta:generator>LibreOfficeDev/7.1.0.0.alpha0$Linux_X86_64 LibreOffice_project/37d5cccceb9f02d60de326f5b1fc5098dc00473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